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paragraph" style:name="P1" style:parent-style-name="Text body">
      <style:paragraph-properties fo:text-align="left"/>
      <style:text-properties fo:font-size="12pt" fo:language="uk" fo:country="UA" fo:text-transform="none"/>
    </style:style>
    <style:style style:family="section" style: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/>
        <text:p text:style-name="P1">http://khlopkov.falt.ru/papers/MMK%20in%20CFD%20bill.ht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imes" svg:font-family="Times"/>
  </office:font-face-decls>
  <office:styles>
    <style:default-style style:family="paragraph">
      <style:paragraph-properties style:tab-stop-distance="1.251cm"/>
    </style:default-style>
    <style:style style:family="text" style:name="Internet link_text" style:next-style-name="Internet link_text">
      <style:text-properties fo:color="#000080" style:text-underline-type="single"/>
    </style:style>
    <style:style style:family="paragraph" style:name="Caption" style:parent-style-name="Normal" style:next-style-name="Caption">
      <style:paragraph-properties fo:margin-top="0.212cm" fo:margin-bottom="0.212cm"/>
      <style:text-properties style:font-name="Times" fo:font-size="12pt" fo:font-style="italic"/>
    </style:style>
    <style:style style:family="paragraph" style:name="Index" style:parent-style-name="Normal" style:next-style-name="Index">
      <style:text-properties style:font-name="Times"/>
    </style:style>
    <style:style style:family="paragraph" style:name="Normal">
      <style:paragraph-properties style:writing-mode="lr"/>
      <style:text-properties style:font-name="Times" fo:font-size="12pt" fo:language="en" fo:country="US"/>
    </style:style>
    <style:style style:family="paragraph" style:name="Heading" style:parent-style-name="Normal" style:next-style-name="Text body">
      <style:paragraph-properties fo:margin-top="0.423cm" fo:margin-bottom="0.212cm" fo:keep-with-next="always"/>
      <style:text-properties style:font-name="Helvetica" fo:font-size="14pt"/>
    </style:style>
    <style:style style:family="paragraph" style:name="Text body" style:parent-style-name="Normal" style:next-style-name="Text body">
      <style:paragraph-properties fo:margin-top="0cm" fo:margin-bottom="0.212cm"/>
    </style:style>
    <style:style style:family="paragraph" style:name="List" style:parent-style-name="Text body" style:next-style-name="List">
      <style:text-properties style:font-name="Times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  <meta:initial-creator>TualatriX</meta:initial-creator>
    <dc:creator>precious </dc:creator>
    <meta:creation-date>2008-02-15T12:08:28</meta:creation-date>
    <dc:date>2012-03-15T09:42:47</dc:date>
  </office:meta>
</office:document-meta>
</file>